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4pt" fo:font-weight="bold" officeooo:rsid="00053f95" officeooo:paragraph-rsid="001d27d9" style:font-size-asian="24pt" style:font-weight-asian="bold" style:font-size-complex="24pt" style:font-weight-complex="bold"/>
    </style:style>
    <style:style style:name="P2" style:family="paragraph" style:parent-style-name="Standard">
      <style:text-properties fo:font-weight="normal" officeooo:rsid="00053f95" officeooo:paragraph-rsid="001d27d9" style:font-weight-asian="normal" style:font-weight-complex="normal"/>
    </style:style>
    <style:style style:name="P3" style:family="paragraph" style:parent-style-name="Standard">
      <style:text-properties fo:font-weight="bold" officeooo:rsid="00053f95" officeooo:paragraph-rsid="001d27d9" style:font-weight-asian="bold" style:font-weight-complex="bold"/>
    </style:style>
    <style:style style:name="P4" style:family="paragraph" style:parent-style-name="Standard">
      <style:text-properties officeooo:paragraph-rsid="001d27d9"/>
    </style:style>
    <style:style style:name="P5" style:family="paragraph" style:parent-style-name="Standard">
      <style:text-properties fo:font-size="24pt" fo:font-weight="normal" officeooo:paragraph-rsid="001d27d9" style:font-size-asian="24pt" style:font-weight-asian="normal" style:font-size-complex="24pt" style:font-weight-complex="normal"/>
    </style:style>
    <style:style style:name="P6" style:family="paragraph" style:parent-style-name="Standard" style:list-style-name="List_20_1"/>
    <style:style style:name="P7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1d27d9"/>
    </style:style>
    <style:style style:name="T2" style:family="text">
      <style:text-properties fo:font-weight="normal" officeooo:rsid="0008e0f1" style:font-weight-asian="normal" style:font-weight-complex="normal"/>
    </style:style>
    <style:style style:name="T3" style:family="text">
      <style:text-properties fo:font-weight="normal" officeooo:rsid="001d27d9" style:font-weight-asian="normal" style:font-weight-complex="normal"/>
    </style:style>
    <style:style style:name="T4" style:family="text">
      <style:text-properties fo:font-weight="normal" officeooo:rsid="001d4549" style:font-weight-asian="normal" style:font-weight-complex="normal"/>
    </style:style>
    <style:style style:name="T5" style:family="text">
      <style:text-properties officeooo:rsid="001d45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racle Cloud Infrastructure GenAI Service: A Quick Overview</text:p>
      <text:p text:style-name="P4"/>
      <text:p text:style-name="Standard">Unlock the power of generative AI models equipped with advanced language comprehension for building the next generation of enterprise applications. Oracle Cloud Infrastructure (OCI) Generative AI is a fully managed service available via API to seamlessly integrate these versatile language models into a wide range of use cases, including writing assistance, summarization, and chat.</text:p>
      <text:p text:style-name="Standard"/>
      <text:p text:style-name="Standard">Generative AI currently has the following capabilities and model support:</text:p>
      <text:p text:style-name="Standard"/>
      <text:list text:style-name="List_20_1">
        <text:list-item>
          <text:p text:style-name="P6"><text:span text:style-name="T1">T</text:span>ext summarization: summarize articles, transcripts, doctor’s notes, internal documents, and more.</text:p>
        </text:list-item>
        <text:list-item>
          <text:p text:style-name="P6">Copy generation: Draft marketing copy, emails, blog posts, product descriptions, and more.</text:p>
        </text:list-item>
        <text:list-item>
          <text:p text:style-name="P6">Chat: Create chatbots that can brainstorm, problem solve, and answer questions. Integrate them with search systems to create a knowledge-grounded information retrieval system.</text:p>
        </text:list-item>
        <text:list-item>
          <text:p text:style-name="P6">Stylistic conversion: Rewrite content in a different style or language.</text:p>
        </text:list-item>
        <text:list-item>
          <text:p text:style-name="P6">Text classification: Classify intent in customer chat logs, support tickets, and more.</text:p>
        </text:list-item>
        <text:list-item>
          <text:p text:style-name="P6">Search: Search call transcripts, internal knowledge sources, and other large corpuses of data to answer questions from users.</text:p>
        </text:list-item>
        <text:list-item>
          <text:p text:style-name="P6">Text Embeddings: embedding your own data to support and increase the knowledge of a model, through insertions and retrievals of this embedded, hyper-compressed data points. A typical use is RAG (Retrieval-Augmented Generations).</text:p>
        </text:list-item>
      </text:list>
      <text:p text:style-name="Standard"/>
      <text:p text:style-name="Standard">We support finetuning your own base models with custom data as well.</text:p>
      <text:p text:style-name="Standard"/>
      <text:p text:style-name="Standard">Interaction is allowed through the following ways:</text:p>
      <text:p text:style-name="Standard"/>
      <text:list text:continue-numbering="true" text:style-name="List_20_1">
        <text:list-item>
          <text:p text:style-name="P6">Using an OCI SDK: this is the way we operate in this use case: using OCI's Python SDK. It allows seamless interaction with your favorite programming language, without needing to create your own custom implementation / framework.</text:p>
        </text:list-item>
        <text:list-item>
          <text:p text:style-name="P6">Using the OCI Console: easy-to-use, browser-based interface, by accessing your OCI account and using the services with the web interface provided by Oracle.</text:p>
        </text:list-item>
      </text:list>
      <text:p text:style-name="Standard"/>
      <text:p text:style-name="P7">Documentation</text:p>
      <text:p text:style-name="Standard"/>
      <text:list text:continue-numbering="true" text:style-name="List_20_1">
        <text:list-item>
          <text:p text:style-name="P6"><text:a xlink:type="simple" xlink:href="https://docs.oracle.com/en-us/iaas/Content/generative-ai/generate-models.htm" text:style-name="Internet_20_link" text:visited-style-name="Visited_20_Internet_20_Link">Information about Generation Models</text:a></text:p>
        </text:list-item>
        <text:list-item>
          <text:p text:style-name="P6"><text:a xlink:type="simple" xlink:href="https://docs.oracle.com/en-us/iaas/Content/generative-ai/summarize-models.htm" text:style-name="Internet_20_link" text:visited-style-name="Visited_20_Internet_20_Link">Information about Summarization Models</text:a></text:p>
        </text:list-item>
        <text:list-item>
          <text:p text:style-name="P6"><text:a xlink:type="simple" xlink:href="https://docs.oracle.com/en-us/iaas/Content/generative-ai/embed-models.htm" text:style-name="Internet_20_link" text:visited-style-name="Visited_20_Internet_20_Link">Information about Embedding Models</text:a></text:p>
        </text:list-item>
      </text:list>
      <text:p text:style-name="Standard"/>
      <text:p text:style-name="Standard"/>
      <text:p text:style-name="P4"/>
      <text:p text:style-name="P1">Demo</text:p>
      <text:p text:style-name="P1"/>
      <text:p text:style-name="P2"><text:span text:style-name="T5">In this video, you will find how to use the new GenAI Service with Python to create an automatic content summarizer for social media: </text:span><text:a xlink:type="simple" xlink:href="https://www.youtube.com/watch?v=qiUjqxyqY0I&amp;list=PLPIzp-E1msraY9To-BB-vVzPsK08s4tQD&amp;index=3" text:style-name="Internet_20_link" text:visited-style-name="Visited_20_Internet_20_Link"><text:span text:style-name="T5">L</text:span>ink to the YouTube Video</text:a></text:p>
      <text:p text:style-name="P3"><text:soft-page-break/></text:p>
      <text:p text:style-name="P1">Tutorial</text:p>
      <text:p text:style-name="P3"/>
      <text:p text:style-name="P4"><text:span text:style-name="T4">This is an overview of using OCI GenAI Services </text:span><text:span text:style-name="T2">through the OCI Console or together with Oracle JET:</text:span></text:p>
      <text:p text:style-name="P4"><text:a xlink:type="simple" xlink:href="https://www.youtube.com/watch?v=hpRoQ93YeaQ&amp;list=PLPIzp-E1msraY9To-BB-vVzPsK08s4tQD&amp;index=1" text:style-name="Internet_20_link" text:visited-style-name="Visited_20_Internet_20_Link"><text:span text:style-name="T2">Link to the YouTube Video</text:span></text:a></text:p>
      <text:p text:style-name="P4"><text:a xlink:type="simple" xlink:href="https://medium.com/oracledevs/get-started-with-oracle-generative-ai-using-oracle-jet-cef23bfda5c7" text:style-name="Internet_20_link" text:visited-style-name="Visited_20_Internet_20_Link"><text:span text:style-name="T1">Medium Article</text:span></text:a></text:p>
      <text:p text:style-name="P4"><text:a xlink:type="simple" xlink:href="https://www.linkedin.com/pulse/oracle-jet-generative-ai-john-brock-qng9c/" text:style-name="Internet_20_link" text:visited-style-name="Visited_20_Internet_20_Link"><text:span text:style-name="T3">LinkedIn Article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1:44:22.377000000</meta:creation-date>
    <dc:date>2024-02-05T21:32:05.151000000</dc:date>
    <meta:editing-duration>P6DT19H39M22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5" meta:word-count="352" meta:character-count="2348" meta:non-whitespace-character-count="2033"/>
  </office:meta>
</office:document-meta>
</file>